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8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6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1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3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4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4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5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72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0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7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23:23:33.2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2-26T23:23:49.469000000</dc:date>
    <meta:editing-duration>P29DT20H40M26S</meta:editing-duration>
    <meta:editing-cycles>819</meta:editing-cycles>
    <meta:generator>LibreOffice/5.1.5.2$Windows_x86 LibreOffice_project/7a864d8825610a8c07cfc3bc01dd4fce6a9447e5</meta:generator>
    <dc:creator>James Petts</dc:creator>
    <meta:document-statistic meta:table-count="3" meta:cell-count="2966" meta:object-count="0"/>
  </office:meta>
</office:document-meta>
</file>